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77f9" officeooo:paragraph-rsid="000e77f9"/>
    </style:style>
    <style:style style:name="P2" style:family="paragraph" style:parent-style-name="Standard" style:list-style-name="L1">
      <style:text-properties officeooo:rsid="000e77f9" officeooo:paragraph-rsid="000e77f9"/>
    </style:style>
    <style:style style:name="P3" style:family="paragraph" style:parent-style-name="Standard" style:list-style-name="L1">
      <style:text-properties officeooo:rsid="001060ac" officeooo:paragraph-rsid="001060ac"/>
    </style:style>
    <style:style style:name="P4" style:family="paragraph" style:parent-style-name="Standard" style:list-style-name="L1">
      <style:text-properties officeooo:rsid="00119e56" officeooo:paragraph-rsid="00119e56"/>
    </style:style>
    <style:style style:name="P5" style:family="paragraph" style:parent-style-name="Standard" style:list-style-name="L1">
      <style:text-properties officeooo:rsid="0013422e" officeooo:paragraph-rsid="0013422e"/>
    </style:style>
    <style:style style:name="P6" style:family="paragraph" style:parent-style-name="Standard" style:list-style-name="L1">
      <style:text-properties officeooo:rsid="00135001" officeooo:paragraph-rsid="00135001"/>
    </style:style>
    <style:style style:name="T1" style:family="text">
      <style:text-properties officeooo:rsid="00119e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Z 6 Final Calibration Standard Procedure</text:p>
      <text:p text:style-name="P1">CC-BY-SA 2016, Aleph Objects, Inc. </text:p>
      <text:p text:style-name="P1"/>
      <text:p text:style-name="P1"/>
      <text:list xml:id="list6193551320586764511" text:style-name="L1">
        <text:list-item>
          <text:p text:style-name="P2">Check extruder E-step number</text:p>
          <text:list>
            <text:list-item>
              <text:p text:style-name="P3">The printheads will come out of pilot with an eStep number assigned</text:p>
            </text:list-item>
            <text:list-item>
              <text:p text:style-name="P3">Put this number into the eeprom using the LCD</text:p>
              <text:list>
                <text:list-item>
                  <text:p text:style-name="P4">Configuration→ Advanced Settings → Esteps/mm</text:p>
                </text:list-item>
                <text:list-item>
                  <text:p text:style-name="P4">Change this value to the one assigned to the printhead in pilot</text:p>
                </text:list-item>
                <text:list-item>
                  <text:p text:style-name="P4">Save (configuration → Save Settings) </text:p>
                </text:list-item>
              </text:list>
            </text:list-item>
            <text:list-item>
              <text:p text:style-name="P2"><text:span text:style-name="T1">V</text:span>erify that it's saved in eeprom</text:p>
            </text:list-item>
            <text:list-item>
              <text:p text:style-name="P4">Run 100mm of nGen filament at 90mm/s and 230C hotend temp</text:p>
              <text:list>
                <text:list-item>
                  <text:p text:style-name="P6">Be sure to use the gCode saved on the SD card that will ship with the printer</text:p>
                  <text:list>
                    <text:list-item>
                      <text:p text:style-name="P6">print from SD → Calibration → extruder_calibration_TAZ6_nGen.g</text:p>
                    </text:list-item>
                  </text:list>
                </text:list-item>
              </text:list>
            </text:list-item>
          </text:list>
        </text:list-item>
        <text:list-item>
          <text:p text:style-name="P2"><text:span text:style-name="T1">Print octopus</text:span> and check z-offset</text:p>
          <text:list>
            <text:list-item>
              <text:p text:style-name="P6">Be sure to print from the SD card included with the printer</text:p>
              <text:list>
                <text:list-item>
                  <text:list>
                    <text:list-item>
                      <text:p text:style-name="P6">print from SD → Calibration → calibration_octopus_taz6.gcode</text:p>
                    </text:list-item>
                  </text:list>
                </text:list-item>
              </text:list>
            </text:list-item>
            <text:list-item>
              <text:p text:style-name="P4">the octopus saved on the gcode has a spaced out skirt, set the z-offset through the LCD during the skirt</text:p>
              <text:list>
                <text:list-item>
                  <text:p text:style-name="P4">Configuration→ Advanced Settings → Z-Offset</text:p>
                </text:list-item>
                <text:list-item>
                  <text:p text:style-name="P4">You MUST click the center knob when the z-offset is correct to save it</text:p>
                </text:list-item>
                <text:list-item>
                  <text:p text:style-name="P4">When the print is done, check that the offset has been changed after power cycling the printer.</text:p>
                </text:list-item>
              </text:list>
            </text:list-item>
          </text:list>
        </text:list-item>
        <text:list-item>
          <text:p text:style-name="P2"><text:span text:style-name="T1">I</text:span>nspect octopus – <text:span text:style-name="T1">the bottom layer should not be under or over squished. If it appears to be over or under squished, measure the skirt to confirm and repeat the octopus print and modify the z-offset.</text:span></text:p>
          <text:list>
            <text:list-item>
              <text:p text:style-name="P6">The skirt should be between 0.325 and 0.450mm</text:p>
            </text:list-item>
          </text:list>
        </text:list-item>
        <text:list-item>
          <text:p text:style-name="P5">Ensure that the eStep value and the z-offset are recorded correctly on the TAZ6 acceptance record and the printer master build log</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1:10:02.979875352</meta:creation-date>
    <dc:date>2016-04-11T15:04:51.882886013</dc:date>
    <meta:editing-duration>PT17M47S</meta:editing-duration>
    <meta:editing-cycles>3</meta:editing-cycles>
    <meta:generator>LibreOffice/5.0.4.2$Linux_X86_64 LibreOffice_project/2b9802c1994aa0b7dc6079e128979269cf95bc78</meta:generator>
    <meta:document-statistic meta:table-count="0" meta:image-count="0" meta:object-count="0" meta:page-count="1" meta:paragraph-count="22" meta:word-count="264" meta:character-count="1446" meta:non-whitespace-character-count="1221"/>
  </office:meta>
</office:document-meta>
</file>